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8118in"/>
    </style:style>
    <style:style style:name="Table1.B" style:family="table-column">
      <style:table-column-properties style:column-width="5.113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0431in" table:align="left"/>
    </style:style>
    <style:style style:name="Table2.A" style:family="table-column">
      <style:table-column-properties style:column-width="1.2729in"/>
    </style:style>
    <style:style style:name="Table2.B" style:family="table-column">
      <style:table-column-properties style:column-width="1.6465in"/>
    </style:style>
    <style:style style:name="Table2.C" style:family="table-column">
      <style:table-column-properties style:column-width="2.123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alsoftAI-Genealogy: MVP Implementation Blueprint</text:h>
      <text:p text:style-name="Text_20_body"><text:span text:style-name="Strong_20_Emphasis">Project Name:</text:span> WalsoftAI-Genealogy<text:line-break/><text:span text:style-name="Strong_20_Emphasis">Author:</text:span> Philip Tambiti Leo Walekhwa<text:line-break/><text:span text:style-name="Strong_20_Emphasis">Date:</text:span> June 2025<text:line-break/><text:span text:style-name="Strong_20_Emphasis">Version:</text:span> v1.0 (Unified, Updated)</text:p>
      <text:p text:style-name="Horizontal_20_Line"/>
      <text:h text:style-name="Heading_20_2" text:outline-level="2">1. Purpose</text:h>
      <text:p text:style-name="Text_20_body">This document consolidates the core features, architecture, and updated technical decisions for the MVP (Minimum Viable Product) of WalsoftAI-Genealogy, a Django-based ancestry platform focused on preserving Luhya (Bakhabi) cultural heritage with integrated AI storytelling.</text:p>
      <text:p text:style-name="Text_20_body">It replaces and integrates the content of:</text:p>
      <text:list text:style-name="L1">
        <text:list-item>
          <text:p text:style-name="P1"><text:span text:style-name="Source_20_Text">doc_001.pdf</text:span> — Cultural and technical project overview</text:p>
        </text:list-item>
        <text:list-item>
          <text:p text:style-name="P1"><text:span text:style-name="Source_20_Text">doc_002_achitecture.pdf</text:span> — Architecture and model layout</text:p>
        </text:list-item>
      </text:list>
      <text:p text:style-name="Horizontal_20_Line"/>
      <text:h text:style-name="Heading_20_2" text:outline-level="2">2. MVP Goals</text:h>
      <text:list text:style-name="L2">
        <text:list-item>
          <text:p text:style-name="P2">Enable lineage recording through modular apps</text:p>
        </text:list-item>
        <text:list-item>
          <text:p text:style-name="P2">Support polygamy, remarriage, and dual-parent tracking</text:p>
        </text:list-item>
        <text:list-item>
          <text:p text:style-name="P2">Generate AI-assisted cultural narratives</text:p>
        </text:list-item>
        <text:list-item>
          <text:p text:style-name="P2">Provide a role-based admin dashboard for secure collaboration</text:p>
        </text:list-item>
      </text:list>
      <text:p text:style-name="Horizontal_20_Line"/>
      <text:h text:style-name="Heading_20_2" text:outline-level="2">3. Core Features (MVP Scope)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Person Management</text:p>
          </table:table-cell>
          <table:table-cell table:style-name="Table1.A1" office:value-type="string">
            <text:p text:style-name="Table_20_Contents">Add/edit individuals, photos, aliases, origins, and relationships</text:p>
          </table:table-cell>
        </table:table-row>
        <table:table-row>
          <table:table-cell table:style-name="Table1.A1" office:value-type="string">
            <text:p text:style-name="Table_20_Contents">Marriage &amp; Relationships</text:p>
          </table:table-cell>
          <table:table-cell table:style-name="Table1.A1" office:value-type="string">
            <text:p text:style-name="Table_20_Contents">Handle polygamy, widow remarriage, stepchildren, and dual parent links</text:p>
          </table:table-cell>
        </table:table-row>
        <table:table-row>
          <table:table-cell table:style-name="Table1.A1" office:value-type="string">
            <text:p text:style-name="Table_20_Contents">Event Tracking</text:p>
          </table:table-cell>
          <table:table-cell table:style-name="Table1.A1" office:value-type="string">
            <text:p text:style-name="Table_20_Contents">Birth, death, migration, education, marriage, etc.</text:p>
          </table:table-cell>
        </table:table-row>
        <table:table-row>
          <table:table-cell table:style-name="Table1.A1" office:value-type="string">
            <text:p text:style-name="Table_20_Contents">Narrative Generation</text:p>
          </table:table-cell>
          <table:table-cell table:style-name="Table1.A1" office:value-type="string">
            <text:p text:style-name="Table_20_Contents">Use local AI models to generate and store biographies in <text:span text:style-name="Source_20_Text">Person.story</text:span></text:p>
          </table:table-cell>
        </table:table-row>
        <table:table-row>
          <table:table-cell table:style-name="Table1.A1" office:value-type="string">
            <text:p text:style-name="Table_20_Contents">Admin Dashboard</text:p>
          </table:table-cell>
          <table:table-cell table:style-name="Table1.A1" office:value-type="string">
            <text:p text:style-name="Table_20_Contents">Superuser and contributor access, model editing</text:p>
          </table:table-cell>
        </table:table-row>
        <table:table-row>
          <table:table-cell table:style-name="Table1.A1" office:value-type="string">
            <text:p text:style-name="Table_20_Contents">Version History</text:p>
          </table:table-cell>
          <table:table-cell table:style-name="Table1.A1" office:value-type="string">
            <text:p text:style-name="Table_20_Contents">Track all changes via <text:span text:style-name="Source_20_Text">django-simple-history</text:span></text:p>
          </table:table-cell>
        </table:table-row>
      </table:table>
      <text:p text:style-name="Horizontal_20_Line"/>
      <text:h text:style-name="Heading_20_2" text:outline-level="2"><text:soft-page-break/>4. Technical Foundations</text:h>
      <text:h text:style-name="Heading_20_3" text:outline-level="3">4.1 Django App Structure</text:h>
      <text:list text:style-name="L3">
        <text:list-item>
          <text:p text:style-name="P3"><text:span text:style-name="Source_20_Text">users/</text:span> – CustomUser with roles</text:p>
        </text:list-item>
        <text:list-item>
          <text:p text:style-name="P3"><text:span text:style-name="Source_20_Text">people/</text:span> – Core Person model</text:p>
        </text:list-item>
        <text:list-item>
          <text:p text:style-name="P3"><text:span text:style-name="Source_20_Text">relationships/</text:span> – Parent-child and marriage links</text:p>
        </text:list-item>
        <text:list-item>
          <text:p text:style-name="P3"><text:span text:style-name="Source_20_Text">events/</text:span> – Life milestones</text:p>
        </text:list-item>
        <text:list-item>
          <text:p text:style-name="P3"><text:span text:style-name="Source_20_Text">narratives/</text:span> – AI story generation &amp; editing</text:p>
        </text:list-item>
        <text:list-item>
          <text:p text:style-name="P3"><text:span text:style-name="Source_20_Text">documents/</text:span> – Oral records, photos, PDFs</text:p>
        </text:list-item>
        <text:list-item>
          <text:p text:style-name="P3"><text:span text:style-name="Source_20_Text">admin_tools/</text:span> – Merge and data integrity</text:p>
        </text:list-item>
      </text:list>
      <text:h text:style-name="Heading_20_3" text:outline-level="3">4.2 Environment Setup</text:h>
      <text:list text:style-name="L4">
        <text:list-item>
          <text:p text:style-name="P4"><text:span text:style-name="Source_20_Text">.env</text:span> used for local credentials</text:p>
        </text:list-item>
        <text:list-item>
          <text:p text:style-name="P4">Three-tier settings: <text:span text:style-name="Source_20_Text">base.py</text:span>, <text:span text:style-name="Source_20_Text">dev.py</text:span>, <text:span text:style-name="Source_20_Text">prod.py</text:span></text:p>
        </text:list-item>
        <text:list-item>
          <text:p text:style-name="P4"><text:span text:style-name="Source_20_Text">DJANGO_ENV</text:span> toggles environment</text:p>
        </text:list-item>
      </text:list>
      <text:p text:style-name="Horizontal_20_Line"/>
      <text:h text:style-name="Heading_20_2" text:outline-level="2">5. Models &amp; Structure</text:h>
      <text:h text:style-name="Heading_20_3" text:outline-level="3">5.1 UUIDs as Primary Keys</text:h>
      <text:p text:style-name="Text_20_body">All core models use:</text:p>
      <text:p text:style-name="P5"><text:span text:style-name="Source_20_Text">id = models.UUIDField(primary_key=True, default=uuid.uuid4, editable=False)</text:span></text:p>
      <text:h text:style-name="Heading_20_3" text:outline-level="3">5.2 Person Model Enhancements</text:h>
      <text:list text:style-name="L5">
        <text:list-item>
          <text:p text:style-name="P6"><text:span text:style-name="Source_20_Text">aliases</text:span>: JSONField for alternative names</text:p>
        </text:list-item>
        <text:list-item>
          <text:p text:style-name="P6"><text:span text:style-name="Source_20_Text">cultural_notes</text:span>: JSONField for clan, idioms, totems, etc.</text:p>
        </text:list-item>
        <text:list-item>
          <text:p text:style-name="P6"><text:span text:style-name="Source_20_Text">story</text:span>: TextField for AI-generated or user-edited narrative</text:p>
        </text:list-item>
        <text:list-item>
          <text:p text:style-name="P6"><text:span text:style-name="Source_20_Text">photo</text:span>: ImageField</text:p>
        </text:list-item>
        <text:list-item>
          <text:p text:style-name="P6"><text:span text:style-name="Source_20_Text">father</text:span>, <text:span text:style-name="Source_20_Text">mother</text:span>: Self-referencing FKs</text:p>
        </text:list-item>
        <text:list-item>
          <text:p text:style-name="P6">Version tracking: <text:span text:style-name="Source_20_Text">HistoricalRecords()</text:span></text:p>
        </text:list-item>
      </text:list>
      <text:h text:style-name="Heading_20_3" text:outline-level="3">5.3 Narrative Integration</text:h>
      <text:list text:style-name="L6">
        <text:list-item>
          <text:p text:style-name="P7">Local model: <text:span text:style-name="Source_20_Text">llama-cpp-python</text:span> with Phi-3 or TinyLLaMA</text:p>
        </text:list-item>
        <text:list-item>
          <text:p text:style-name="P7"><text:soft-page-break/>Prompts use <text:span text:style-name="Source_20_Text">jinja2</text:span></text:p>
        </text:list-item>
        <text:list-item>
          <text:p text:style-name="P7">Output stored in <text:span text:style-name="Source_20_Text">Person.story</text:span></text:p>
        </text:list-item>
        <text:list-item>
          <text:p text:style-name="P7">Narrative templates reside in: <text:span text:style-name="Source_20_Text">narratives/prompts/</text:span></text:p>
        </text:list-item>
      </text:list>
      <text:p text:style-name="Horizontal_20_Line"/>
      <text:h text:style-name="Heading_20_2" text:outline-level="2">6. Infrastructure Decision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omponent</text:p>
            </table:table-cell>
            <table:table-cell table:style-name="Table2.A1" office:value-type="string">
              <text:p text:style-name="Table_20_Heading">Stack/Tool</text:p>
            </table:table-cell>
            <table:table-cell table:style-name="Table2.A1" office:value-type="string">
              <text:p text:style-name="Table_20_Heading">Reason</text:p>
            </table:table-cell>
          </table:table-row>
        </table:table-header-rows>
        <table:table-row>
          <table:table-cell table:style-name="Table2.A1" office:value-type="string">
            <text:p text:style-name="Table_20_Contents">DB Engine</text:p>
          </table:table-cell>
          <table:table-cell table:style-name="Table2.A1" office:value-type="string">
            <text:p text:style-name="Table_20_Contents">PostgreSQL 17.5</text:p>
          </table:table-cell>
          <table:table-cell table:style-name="Table2.A1" office:value-type="string">
            <text:p text:style-name="Table_20_Contents">JSONField support, reliability</text:p>
          </table:table-cell>
        </table:table-row>
        <table:table-row>
          <table:table-cell table:style-name="Table2.A1" office:value-type="string">
            <text:p text:style-name="Table_20_Contents">AI Runtime</text:p>
          </table:table-cell>
          <table:table-cell table:style-name="Table2.A1" office:value-type="string">
            <text:p text:style-name="Table_20_Contents">llama-cpp-python</text:p>
          </table:table-cell>
          <table:table-cell table:style-name="Table2.A1" office:value-type="string">
            <text:p text:style-name="Table_20_Contents">Offline narrative generation</text:p>
          </table:table-cell>
        </table:table-row>
        <table:table-row>
          <table:table-cell table:style-name="Table2.A1" office:value-type="string">
            <text:p text:style-name="Table_20_Contents">Frontend Admin</text:p>
          </table:table-cell>
          <table:table-cell table:style-name="Table2.A1" office:value-type="string">
            <text:p text:style-name="Table_20_Contents">Django Admin</text:p>
          </table:table-cell>
          <table:table-cell table:style-name="Table2.A1" office:value-type="string">
            <text:p text:style-name="Table_20_Contents">Simplicity for internal use</text:p>
          </table:table-cell>
        </table:table-row>
        <table:table-row>
          <table:table-cell table:style-name="Table2.A1" office:value-type="string">
            <text:p text:style-name="Table_20_Contents">Dev Environment</text:p>
          </table:table-cell>
          <table:table-cell table:style-name="Table2.A1" office:value-type="string">
            <text:p text:style-name="Table_20_Contents">Windows 11 + VSCode</text:p>
          </table:table-cell>
          <table:table-cell table:style-name="Table2.A1" office:value-type="string">
            <text:p text:style-name="Table_20_Contents">Familiar development tools</text:p>
          </table:table-cell>
        </table:table-row>
        <table:table-row>
          <table:table-cell table:style-name="Table2.A1" office:value-type="string">
            <text:p text:style-name="Table_20_Contents">Deployment OS</text:p>
          </table:table-cell>
          <table:table-cell table:style-name="Table2.A1" office:value-type="string">
            <text:p text:style-name="Table_20_Contents">Ubuntu 24.04</text:p>
          </table:table-cell>
          <table:table-cell table:style-name="Table2.A1" office:value-type="string">
            <text:p text:style-name="Table_20_Contents">Stability, server-grade support</text:p>
          </table:table-cell>
        </table:table-row>
      </table:table>
      <text:p text:style-name="Horizontal_20_Line"/>
      <text:h text:style-name="Heading_20_2" text:outline-level="2">7. Post-MVP Ready Enhancements (Already Structured for)</text:h>
      <text:list text:style-name="L7">
        <text:list-item>
          <text:p text:style-name="P8">Role-based dashboards: <text:span text:style-name="Source_20_Text">Admin</text:span>, <text:span text:style-name="Source_20_Text">Elder</text:span>, <text:span text:style-name="Source_20_Text">Researcher</text:span></text:p>
        </text:list-item>
        <text:list-item>
          <text:p text:style-name="P8">Config-driven AI tuning using <text:span text:style-name="Source_20_Text">clans.json</text:span>, <text:span text:style-name="Source_20_Text">idioms.json</text:span>, etc.</text:p>
        </text:list-item>
        <text:list-item>
          <text:p text:style-name="P8">Async task queue (Celery + Redis)</text:p>
        </text:list-item>
        <text:list-item>
          <text:p text:style-name="P8">Deduplication and merge logic</text:p>
        </text:list-item>
        <text:list-item>
          <text:p text:style-name="P8">Graph traversal engine for ancestry trees</text:p>
        </text:list-item>
      </text:list>
      <text:p text:style-name="Horizontal_20_Line"/>
      <text:h text:style-name="Heading_20_2" text:outline-level="2">8. Git &amp; Versioning</text:h>
      <text:list text:style-name="L8">
        <text:list-item>
          <text:p text:style-name="P9">GitHub repository: <text:span text:style-name="Source_20_Text">https://github.com/WALEKHWAPHILIP/genealogy</text:span></text:p>
        </text:list-item>
        <text:list-item>
          <text:p text:style-name="P9"><text:span text:style-name="Source_20_Text">.gitignore</text:span> excludes <text:span text:style-name="Source_20_Text">.env</text:span>, venv, <text:span text:style-name="Source_20_Text">__pycache__</text:span>, migrations, and media/static files</text:p>
        </text:list-item>
        <text:list-item>
          <text:p text:style-name="P9">Use <text:span text:style-name="Source_20_Text">main</text:span> branch for stable, <text:span text:style-name="Source_20_Text">dev</text:span> for features</text:p>
        </text:list-item>
      </text:list>
      <text:p text:style-name="Horizontal_20_Line"/>
      <text:h text:style-name="Heading_20_2" text:outline-level="2">9. Final Note</text:h>
      <text:p text:style-name="Text_20_body">This blueprint reflects both the cultural authenticity and technical foresight required for a modern genealogy platform rooted in Luhya lineage. By starting clean and integrating key architectural patterns early, the system is fully positioned to scale securely and meaningfully.</text:p>
      <text:p text:style-name="Text_20_body"><text:soft-page-break/><text:span text:style-name="Strong_20_Emphasis">Prepared by:</text:span><text:line-break/><text:span text:style-name="Emphasis">Walekhwa Tambiti Leo Philip</text:span><text:line-break/><text:span text:style-name="Emphasis">AI Systems Architect &amp; Cultural Technologis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21:17:29.611091700</meta:creation-date>
    <dc:date>2025-06-25T21:18:40.506820500</dc:date>
    <meta:editing-duration>PT1M12S</meta:editing-duration>
    <meta:editing-cycles>1</meta:editing-cycles>
    <meta:document-statistic meta:table-count="2" meta:image-count="0" meta:object-count="0" meta:page-count="4" meta:paragraph-count="88" meta:word-count="481" meta:character-count="3531" meta:non-whitespace-character-count="3163"/>
    <meta:generator>LibreOffice/25.2.4.3$Windows_X86_64 LibreOffice_project/33e196637044ead23f5c3226cde09b47731f7e27</meta:generator>
  </office:meta>
</office:document-meta>
</file>